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fe7e5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svg:stroke-color="#808080" draw:fill="solid" draw:fill-color="#2300dc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94006b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office:forms form:automatic-focus="false" form:apply-design-mode="false"/>
        <draw:custom-shape draw:style-name="gr1" draw:text-style-name="P1" xml:id="id1" draw:id="id1" draw:layer="layout" svg:width="3cm" svg:height="1.7cm" svg:x="1cm" svg:y="0.5cm">
          <text:p text:style-name="P1">Stud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2" draw:id="id2" draw:layer="layout" svg:width="3cm" svg:height="1.7cm" svg:x="5.7cm" svg:y="0.5cm">
          <text:p text:style-name="P1">Log I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4cm" svg:y1="1.35cm" svg:x2="5.7cm" svg:y2="1.35cm" draw:start-shape="id1" draw:start-glue-point="1" draw:end-shape="id2" svg:d="m4000 1350h1700">
          <text:p/>
        </draw:connector>
        <draw:custom-shape draw:style-name="gr2" draw:text-style-name="P1" xml:id="id3" draw:id="id3" draw:layer="layout" svg:width="3cm" svg:height="1.7cm" svg:x="10.2cm" svg:y="0.5cm">
          <text:p text:style-name="P1">Group</text:p>
          <text:p text:style-name="P1">Sel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7cm" svg:y1="1.35cm" svg:x2="10.2cm" svg:y2="1.35cm" draw:start-shape="id2" draw:start-glue-point="1" draw:end-shape="id3" svg:d="m8700 1350h1500">
          <text:p/>
        </draw:connector>
        <draw:custom-shape draw:style-name="gr2" draw:text-style-name="P1" xml:id="id10" draw:id="id10" draw:layer="layout" svg:width="3cm" svg:height="1.7cm" svg:x="10.2cm" svg:y="7cm">
          <text:p text:style-name="P1">Group</text:p>
          <text:p text:style-name="P1">Crea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4" draw:id="id4" draw:layer="layout" svg:width="3.6cm" svg:height="1.6cm" svg:x="14.6cm" svg:y="0.546cm">
          <text:p text:style-name="P2"><text:span text:style-name="T1">Join</text:span></text:p>
          <text:p text:style-name="P2"><text:span text:style-name="T1">Group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ustom-shape draw:style-name="gr4" draw:text-style-name="P2" xml:id="id5" draw:id="id5" draw:layer="layout" svg:width="3.6cm" svg:height="1.6cm" svg:x="14.6cm" svg:y="2.246cm">
          <text:p text:style-name="P2"><text:span text:style-name="T1">Leave</text:span></text:p>
          <text:p text:style-name="P2"><text:span text:style-name="T1">Group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curve" svg:x1="14.6cm" svg:y1="1.346cm" svg:x2="13.2cm" svg:y2="1.35cm" draw:start-shape="id4" draw:start-glue-point="5" draw:end-shape="id3" draw:end-glue-point="1" svg:d="m14600 1346c-1048 0-349 4-1400 4">
          <text:p/>
        </draw:connector>
        <draw:connector draw:style-name="gr5" draw:text-style-name="P1" draw:layer="layout" draw:type="curve" svg:x1="14.6cm" svg:y1="3.046cm" svg:x2="13.2cm" svg:y2="1.35cm" draw:start-shape="id5" draw:start-glue-point="5" draw:end-shape="id3" draw:end-glue-point="1" svg:d="m14600 3046c-1048 0-349-1696-1400-1696">
          <text:p/>
        </draw:connector>
        <draw:custom-shape draw:style-name="gr2" draw:text-style-name="P1" xml:id="id6" draw:id="id6" draw:layer="layout" svg:width="3.8cm" svg:height="1.7cm" svg:x="14.6cm" svg:y="5cm">
          <text:p text:style-name="P1">Select </text:p>
          <text:p text:style-name="P1">Assess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13.2cm" svg:y1="1.35cm" svg:x2="14.6cm" svg:y2="5.85cm" draw:start-shape="id3" draw:start-glue-point="1" draw:end-shape="id6" svg:d="m13200 1350c1051 0 352 4500 1400 4500">
          <text:p/>
        </draw:connector>
        <draw:custom-shape draw:style-name="gr4" draw:text-style-name="P2" xml:id="id7" draw:id="id7" draw:layer="layout" svg:width="4cm" svg:height="1.6cm" svg:x="20.8cm" svg:y="5.073cm">
          <text:p text:style-name="P2"><text:span text:style-name="T1">Submit</text:span></text:p>
          <text:p text:style-name="P2"><text:span text:style-name="T1">Assessment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curve" svg:x1="18.4cm" svg:y1="5.85cm" svg:x2="20.8cm" svg:y2="5.873cm" draw:start-shape="id6" draw:start-glue-point="1" draw:end-shape="id7" draw:end-glue-point="5" svg:d="m18400 5850c1801 0 602 23 2400 23">
          <text:p/>
        </draw:connector>
        <draw:custom-shape draw:style-name="gr6" draw:text-style-name="P2" xml:id="id8" draw:id="id8" draw:layer="layout" svg:width="4cm" svg:height="1.5cm" svg:x="20.8cm" svg:y="7.1cm">
          <text:p text:style-name="P2"><text:span text:style-name="T1">Select Group</text:span></text:p>
          <text:p text:style-name="P2"><text:span text:style-name="T1">Memb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22.8cm" svg:y1="6.673cm" svg:x2="22.8cm" svg:y2="7.1cm" draw:start-shape="id7" draw:start-glue-point="2" draw:end-shape="id8" draw:end-glue-point="0" svg:d="m22800 6673v427">
          <text:p/>
        </draw:connector>
        <draw:connector draw:style-name="gr3" draw:text-style-name="P1" draw:layer="layout" draw:type="curve" draw:line-skew="0.534cm" svg:x1="24.8cm" svg:y1="7.85cm" svg:x2="24.8cm" svg:y2="5.873cm" draw:start-shape="id8" draw:start-glue-point="1" draw:end-shape="id7" draw:end-glue-point="7" svg:d="m24800 7850c1554 0 1554-1977 0-1977">
          <text:p/>
        </draw:connector>
        <draw:custom-shape draw:style-name="gr4" draw:text-style-name="P2" xml:id="id9" draw:id="id9" draw:layer="layout" svg:width="4cm" svg:height="1.6cm" svg:x="20.8cm" svg:y="8.912cm">
          <text:p text:style-name="P2"><text:span text:style-name="T1">View</text:span></text:p>
          <text:p text:style-name="P2"><text:span text:style-name="T1">Results</text:span></text:p>
          <draw:enhanced-geometry svg:viewBox="0 0 21600 21600" draw:glue-points="10800 0 0 10800 10800 21600 21600 10800" draw:path-stretchpoint-x="10800" draw:path-stretchpoint-y="10800" draw:text-areas="?f5 ?f6 ?f7 ?f8" draw:type="octagon" draw:modifiers="5000" draw:enhanced-path="M ?f0 0 L ?f2 0 21600 ?f1 21600 ?f3 ?f2 21600 ?f0 21600 0 ?f3 0 ?f1 Z N">
            <draw:equation draw:name="f0" draw:formula="left+$0 "/>
            <draw:equation draw:name="f1" draw:formula="top+$0 "/>
            <draw:equation draw:name="f2" draw:formula="right-$0 "/>
            <draw:equation draw:name="f3" draw:formula="bottom-$0 "/>
            <draw:equation draw:name="f4" draw:formula="$0 /2"/>
            <draw:equation draw:name="f5" draw:formula="left+?f4 "/>
            <draw:equation draw:name="f6" draw:formula="top+?f4 "/>
            <draw:equation draw:name="f7" draw:formula="right-?f4 "/>
            <draw:equation draw:name="f8" draw:formula="bottom-?f4 "/>
            <draw:handle draw:handle-position="$0 top" draw:handle-range-x-minimum="0" draw:handle-range-x-maximum="10800"/>
          </draw:enhanced-geometry>
        </draw:custom-shape>
        <draw:connector draw:style-name="gr5" draw:text-style-name="P1" draw:layer="layout" draw:type="curve" svg:x1="18.4cm" svg:y1="5.85cm" svg:x2="20.8cm" svg:y2="9.712cm" draw:start-shape="id6" draw:start-glue-point="1" draw:end-shape="id9" draw:end-glue-point="5" svg:d="m18400 5850c1801 0 602 3862 2400 3862">
          <text:p/>
        </draw:connector>
        <draw:custom-shape draw:style-name="gr7" draw:text-style-name="P1" draw:layer="layout" svg:width="6.2cm" svg:height="4cm" svg:x="20.6cm" svg:y="0.5cm">
          <text:p text:style-name="P1">Need email<text:line-break/>to students when <text:line-break/>Assessment is <text:line-break/>overdue &amp;&amp; for <text:line-break/>reminders</text:p>
          <draw:enhanced-geometry svg:viewBox="0 0 21600 21600" draw:glue-points="10800 0 0 10800 10800 21600 21600 10800" draw:text-areas="0 0 21600 ?f11" draw:type="paper" draw:modifiers="19000.9998276159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1" xml:id="id11" draw:id="id11" draw:layer="layout" svg:width="3cm" svg:height="1.7cm" svg:x="10.2cm" svg:y="11.1cm">
          <text:p text:style-name="P1">Group</text:p>
          <text:p text:style-name="P1">Dele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curve" svg:x1="8.7cm" svg:y1="1.35cm" svg:x2="10.2cm" svg:y2="7.85cm" draw:start-shape="id2" draw:start-glue-point="1" draw:end-shape="id10" draw:end-glue-point="3" svg:d="m8700 1350c1126 0 377 6500 1500 6500">
          <text:p/>
        </draw:connector>
        <draw:connector draw:style-name="gr3" draw:text-style-name="P1" draw:layer="layout" draw:type="curve" svg:x1="8.7cm" svg:y1="1.35cm" svg:x2="10.2cm" svg:y2="11.95cm" draw:start-shape="id2" draw:start-glue-point="1" draw:end-shape="id11" draw:end-glue-point="3" svg:d="m8700 1350c1126 0 377 10600 1500 10600">
          <text:p/>
        </draw:connector>
        <draw:custom-shape draw:style-name="gr6" draw:text-style-name="P2" xml:id="id12" draw:id="id12" draw:layer="layout" svg:width="4cm" svg:height="1.5cm" svg:x="14.6cm" svg:y="7.1cm">
          <text:p text:style-name="P2"><text:span text:style-name="T1">Name</text:span></text:p>
          <text:p text:style-name="P2"><text:span text:style-name="T1">Grou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3.2cm" svg:y1="7.85cm" svg:x2="14.6cm" svg:y2="7.85cm" draw:start-shape="id10" draw:start-glue-point="1" draw:end-shape="id12" draw:end-glue-point="3" svg:d="m13200 7850h1400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Edward Evans</meta:initial-creator>
    <meta:creation-date>2012-03-16T11:48:43</meta:creation-date>
    <dc:date>2012-03-16T13:52:24</dc:date>
    <dc:creator>Edward Evans</dc:creator>
    <meta:editing-duration>PT13M2S</meta:editing-duration>
    <meta:editing-cycles>1</meta:editing-cycles>
    <meta:document-statistic meta:object-count="25"/>
    <meta:generator>LibreOffice/3.4$Unix LibreOffice_project/340m1$Build-402</meta:generator>
  </office:meta>
</office:document-meta>
</file>